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2781bc" officeooo:paragraph-rsid="002781bc"/>
    </style:style>
    <style:style style:name="P2" style:family="paragraph" style:parent-style-name="Standard">
      <style:text-properties fo:font-size="16pt" officeooo:rsid="002a3373" officeooo:paragraph-rsid="002a3373"/>
    </style:style>
    <style:style style:name="P3" style:family="paragraph" style:parent-style-name="Standard">
      <style:text-properties fo:font-size="16pt" fo:font-weight="bold" officeooo:rsid="002a3373" officeooo:paragraph-rsid="002a3373" style:font-weight-asian="bold" style:font-weight-complex="bold"/>
    </style:style>
    <style:style style:name="P4" style:family="paragraph" style:parent-style-name="Standard">
      <style:text-properties fo:font-size="16pt" officeooo:rsid="002a3373" officeooo:paragraph-rsid="002a3373"/>
    </style:style>
    <style:style style:name="P5" style:family="paragraph" style:parent-style-name="Standard">
      <style:text-properties fo:font-size="16pt" officeooo:rsid="002fa718" officeooo:paragraph-rsid="002fa718"/>
    </style:style>
    <style:style style:name="P6" style:family="paragraph" style:parent-style-name="Standard">
      <style:text-properties fo:font-size="16pt" officeooo:rsid="002fb879" officeooo:paragraph-rsid="002fb879"/>
    </style:style>
    <style:style style:name="P7" style:family="paragraph" style:parent-style-name="Standard">
      <style:text-properties fo:font-size="16pt" officeooo:rsid="002fb879" officeooo:paragraph-rsid="0036e955"/>
    </style:style>
    <style:style style:name="P8" style:family="paragraph" style:parent-style-name="Standard">
      <style:text-properties fo:font-size="16pt" officeooo:rsid="001fe7b0" officeooo:paragraph-rsid="002fb879"/>
    </style:style>
    <style:style style:name="T1" style:family="text">
      <style:text-properties officeooo:rsid="002817d0"/>
    </style:style>
    <style:style style:name="T2" style:family="text">
      <style:text-properties officeooo:rsid="002a3373"/>
    </style:style>
    <style:style style:name="T3" style:family="text">
      <style:text-properties officeooo:rsid="002b29c5"/>
    </style:style>
    <style:style style:name="T4" style:family="text">
      <style:text-properties officeooo:rsid="002c9d1a"/>
    </style:style>
    <style:style style:name="T5" style:family="text">
      <style:text-properties officeooo:rsid="002f3395"/>
    </style:style>
    <style:style style:name="T6" style:family="text">
      <style:text-properties officeooo:rsid="003187c9"/>
    </style:style>
    <style:style style:name="T7" style:family="text">
      <style:text-properties officeooo:rsid="00370a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Acker - Wirtschaftlichkeit</text:span></text:p>
      <text:p text:style-name="P2"/>
      <text:p text:style-name="P5">Du willst berechnen, ob es sich für einen Bauern lohnt, ein Feld zu bewirtschaften.</text:p>
      <text:p text:style-name="P5"/>
      <text:p text:style-name="P7"><text:span text:style-name="T7">* </text:span>Du suchst dir einen Acker auf google maps oder einer anderen Kartenapplikation aus.</text:p>
      <text:p text:style-name="P7"><text:span text:style-name="T7">* </text:span>Du misst die Dimensionen des Ackers ab (Länge und Breite).</text:p>
      <text:p text:style-name="P7"><text:span text:style-name="T7">* </text:span>Du errechnest die Fläche des Ackers.</text:p>
      <text:p text:style-name="P7"><text:span text:style-name="T7">* </text:span>Du recherchierst die Erntedichte und errechnest den vermuteten Ertrag.</text:p>
      <text:p text:style-name="P7"><text:span text:style-name="T7">* </text:span><text:span text:style-name="T6">Du prüfst die Verkaufspreise am Markt.</text:span></text:p>
      <text:p text:style-name="P7"><text:span text:style-name="T7">* </text:span><text:span text:style-name="T6">Du errechnest die Einnahmen.</text:span></text:p>
      <text:p text:style-name="P7"><text:span text:style-name="T7">* </text:span><text:span text:style-name="T6">Du vermutest die Ausgaben.</text:span></text:p>
      <text:p text:style-name="P7"><text:span text:style-name="T7">* </text:span><text:span text:style-name="T6">Du errechnest den Gewinn.</text:span></text:p>
      <text:p text:style-name="P6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3-11-27T01:56:14.195395104</dc:date>
    <meta:editing-duration>PT14M15S</meta:editing-duration>
    <meta:editing-cycles>29</meta:editing-cycles>
    <meta:document-statistic meta:table-count="0" meta:image-count="0" meta:object-count="0" meta:page-count="1" meta:paragraph-count="10" meta:word-count="81" meta:character-count="489" meta:non-whitespace-character-count="418"/>
  </office:meta>
</office:document-meta>
</file>